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138781DDCD3B6F1D77A.png" manifest:media-type="image/png"/>
  <manifest:file-entry manifest:full-path="Pictures/100000010000020200000290D57393C63D5E2F92.png" manifest:media-type="image/png"/>
  <manifest:file-entry manifest:full-path="Pictures/100000010000020200000290C4931D43C9E60E58.png" manifest:media-type="image/png"/>
  <manifest:file-entry manifest:full-path="Pictures/100000010000020200000290F6BE7AD230FFC73D.png" manifest:media-type="image/png"/>
  <manifest:file-entry manifest:full-path="Pictures/10000001000002020000029071B9911339C6AF3E.png" manifest:media-type="image/png"/>
  <manifest:file-entry manifest:full-path="Pictures/100000010000020200000290291FA507151C3838.png" manifest:media-type="image/png"/>
  <manifest:file-entry manifest:full-path="Pictures/1000000100000202000002905C9A6810394904C9.png" manifest:media-type="image/png"/>
  <manifest:file-entry manifest:full-path="Pictures/10000001000001FF000002253B863128F3E47F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741cm" svg:y="0.469cm" svg:width="13.52cm" svg:height="14.526cm" draw:z-index="0"><draw:image xlink:href="Pictures/10000001000001FF000002253B863128F3E47FC3.png" xlink:type="simple" xlink:show="embed" xlink:actuate="onLoad" draw:mime-type="image/png"/></draw:frame></text:p>
      <text:p text:style-name="Standard"/>
      <text:p text:style-name="Standard"/>
      <text:p text:style-name="P1"><draw:frame draw:style-name="fr2" draw:name="Image2" text:anchor-type="char" svg:x="1.531cm" svg:y="3.754cm" svg:width="13.6cm" svg:height="17.357cm" draw:z-index="1"><draw:image xlink:href="Pictures/100000010000020200000290291FA507151C3838.png" xlink:type="simple" xlink:show="embed" xlink:actuate="onLoad" draw:mime-type="image/png"/></draw:frame></text:p>
      <text:p text:style-name="P1"><draw:frame draw:style-name="fr1" draw:name="Image3" text:anchor-type="char" svg:width="13.6cm" svg:height="17.357cm" draw:z-index="2"><draw:image xlink:href="Pictures/1000000100000202000002905C9A6810394904C9.png" xlink:type="simple" xlink:show="embed" xlink:actuate="onLoad" draw:mime-type="image/png"/></draw:frame></text:p>
      <text:p text:style-name="P1"><draw:frame draw:style-name="fr1" draw:name="Image4" text:anchor-type="char" svg:width="13.6cm" svg:height="17.357cm" draw:z-index="3"><draw:image xlink:href="Pictures/10000001000002020000029071B9911339C6AF3E.png" xlink:type="simple" xlink:show="embed" xlink:actuate="onLoad" draw:mime-type="image/png"/></draw:frame></text:p>
      <text:p text:style-name="P1"><draw:frame draw:style-name="fr1" draw:name="Image5" text:anchor-type="char" svg:width="13.6cm" svg:height="17.357cm" draw:z-index="4"><draw:image xlink:href="Pictures/100000010000020200000290F6BE7AD230FFC73D.png" xlink:type="simple" xlink:show="embed" xlink:actuate="onLoad" draw:mime-type="image/png"/></draw:frame></text:p>
      <text:p text:style-name="P1"><draw:frame draw:style-name="fr1" draw:name="Image6" text:anchor-type="char" svg:width="13.6cm" svg:height="17.357cm" draw:z-index="5"><draw:image xlink:href="Pictures/100000010000020200000290C4931D43C9E60E58.png" xlink:type="simple" xlink:show="embed" xlink:actuate="onLoad" draw:mime-type="image/png"/></draw:frame></text:p>
      <text:p text:style-name="P1"><draw:frame draw:style-name="fr1" draw:name="Image7" text:anchor-type="char" svg:width="13.6cm" svg:height="17.357cm" draw:z-index="6"><draw:image xlink:href="Pictures/100000010000020200000290D57393C63D5E2F92.png" xlink:type="simple" xlink:show="embed" xlink:actuate="onLoad" draw:mime-type="image/png"/></draw:frame></text:p>
      <text:p text:style-name="P1"><draw:frame draw:style-name="fr1" draw:name="Image8" text:anchor-type="char" svg:width="13.6cm" svg:height="8.255cm" draw:z-index="7"><draw:image xlink:href="Pictures/100000010000020200000138781DDCD3B6F1D7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8:34:27.905497314</meta:creation-date>
    <dc:date>2024-07-31T18:38:55.416036219</dc:date>
    <meta:editing-duration>PT4M30S</meta:editing-duration>
    <meta:editing-cycles>1</meta:editing-cycles>
    <meta:document-statistic meta:table-count="0" meta:image-count="8" meta:object-count="0" meta:page-count="13" meta:paragraph-count="0" meta:word-count="0" meta:character-count="0" meta:non-whitespace-character-count="0"/>
    <meta:generator>LibreOffice/7.3.7.2$Linux_X86_64 LibreOffice_project/30$Build-2</meta:generator>
  </office:meta>
</office:document-meta>
</file>